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Text_20_body">Elara llegó al puesto de antigüedades acompañada por Omhistrine, que caminaba a su lado como si nunca se hubiera separado de ella. El bullicio del mercado parecía desvanecerse poco a poco a medida que se acercaban al lugar. El tenderete de Eldrihk era más sombrío que el resto, con toldos raídos que colgaban como velos marchitos y un olor indefinible, mezcla de humedad, madera vieja y hierbas secas.</text:p>
      <text:p text:style-name="Text_20_body">El vendedor las recibió con una sonrisa ladeada. Los ojos, pequeños y oscuros, se posaron en Omhistrine por un breve instante, y luego en Elara, como si la evaluaran.</text:p>
      <text:p text:style-name="Text_20_body">—He aquí una curiosidad que quizás le interese —dijo, extendiendo un objeto envuelto en terciopelo gris—. Es un espejo antiguo, tallado con símbolos de la época de los Reyes Profundos. Refleja más de lo que uno espera ver. Algunos dicen que revela la verdad. La verdad más profunda.</text:p>
      <text:p text:style-name="Text_20_body">Elara lo tomó con cautela. Era un pequeño espejo de mano, circular, con el marco de un metal pálido y frío, adornado con signos que no reconocía. Algo en él la repelía y la atraía al mismo tiempo.</text:p>
      <text:p text:style-name="Text_20_body">—Pruébelo, si quiere —dijo Eldrihk. Había un brillo extraño en sus ojos, como si supiera lo que iba a ocurrir.</text:p>
      <text:p text:style-name="Text_20_body">Elara levantó el espejo lentamente, dudando. Omhistrine se acercó a su costado, curiosa, sonriendo como una niña inocente. Entonces Elara miró.</text:p>
      <text:p text:style-name="Text_20_body">Y lo que vio al otro lado no fue a una niña.</text:p>
      <text:p text:style-name="Text_20_body">Omhistrine seguía a su lado, pero en el espejo… la imagen era otra. Una criatura deforme, como hecha de humo y carne podrida, con ojos brillantes y negros que la miraban fijamente. La sonrisa se había torcido en una mueca monstruosa, un gesto de burla consciente y cruel. La figura apenas respiraba, como si flotara en un estado de espera.</text:p>
      <text:p text:style-name="Text_20_body">Un escalofrío le recorrió la columna. El corazón le dio un salto brutal. Elara bajó el espejo de golpe, intentando contener un grito. Por un instante, se sintió paralizada. El terror la golpeó de forma seca, sin aviso, como un recuerdo enterrado que de pronto despierta.</text:p>
      <text:p text:style-name="Text_20_body">Omhistrine la miraba desde abajo, con la misma carita dulce de siempre.</text:p>
      <text:p text:style-name="Text_20_body">—¿Qué viste? —preguntó con voz alegre.</text:p>
      <text:p text:style-name="Text_20_body">Elara forzó una sonrisa, sus labios temblorosos traicionándola.</text:p>
      <text:p text:style-name="Text_20_body">—Nada… solo mi reflejo. Un poco más cansada de lo que pensaba.</text:p>
      <text:p text:style-name="Text_20_body">Intentó devolver el espejo, pero Eldrihk ya lo había guardado.</text:p>
      <text:p text:style-name="Text_20_body">—A veces la verdad no se muestra toda de una vez —murmuró.</text:p>
      <text:p text:style-name="Text_20_body">Elara tragó saliva. No podía quedarse allí. No con esa cosa… esa criatura junto a ella.</text:p>
      <text:p text:style-name="Text_20_body"><text:soft-page-break/>—Omhistrine —dijo, agachándose levemente para quedar a su altura—, tengo que hacer algo sola ahora. Algo importante. Pero luego nos veremos, ¿sí? En el puente, cuando el sol empiece a bajar. Te lo prometo.</text:p>
      <text:p text:style-name="Text_20_body">La niña asintió, con una dulzura que ahora le pareció una máscara.</text:p>
      <text:p text:style-name="Text_20_body">—Está bien. No tardes.</text:p>
      <text:p text:style-name="Text_20_body">Elara se alejó con pasos firmes pero rápidos, sintiendo cómo el sudor frío le empapaba la espalda. No se atrevió a mirar atrás.</text:p>
      <text:p text:style-name="Text_20_body">Solo cuando hubo cruzado varias calles del mercado y se mezcló entre la multitud, se permitió dejar escapar un estremecimiento silencioso. Todo su cuerpo temblaba. No sabía qué era Omhistrine… pero sabía que no era lo que parecía.</text:p>
      <text:p text:style-name="Text_20_body">Y ahora, lo sabía con certeza: la estaba siguiendo.</text:p>
      <text:p text:style-name="Horizontal_20_Line"/>
      <text:p text:style-name="Text_20_body"/>
      <text:p text:style-name="Text_20_body"/>
      <text:p text:style-name="Text_20_body"/>
      <text:p text:style-name="Text_20_body">Si esta escena hubiera sido escrita por <text:span text:style-name="Strong_20_Emphasis">H.P. Lovecraft</text:span>, el tono habría sido más <text:span text:style-name="Strong_20_Emphasis">psicológico, inquietante y ominoso</text:span>, con una atmósfera de horror cósmico o inefable, donde la <text:span text:style-name="Strong_20_Emphasis">realidad misma se percibe como frágil</text:span>. Lovecraft no mostraría el horror de forma explícita, sino a través de la <text:span text:style-name="Strong_20_Emphasis">reacción emocional del personaje</text:span> y una prosa que sugiere que hay algo más allá de lo comprensible acechando en las sombras.</text:p>
      <text:p text:style-name="Text_20_body">Aquí tienes una versión "lovecraftiana" de la escena:</text:p>
      <text:p text:style-name="Horizontal_20_Line"/>
      <text:p text:style-name="Text_20_body">La tienda de Eldrihk se alzaba entre los tenderetes del mercado como una <text:span text:style-name="Strong_20_Emphasis">anomalía intemporal</text:span>, un refugio de cosas antiguas, extraviadas y posiblemente prohibidas. Bajo los toldos descoloridos y raídos, flotaba un olor rancio, como si siglos de polvo se hubieran disuelto en el aire, mezclados con algo más… algo más viejo que el polvo mismo.</text:p>
      <text:p text:style-name="Text_20_body">Elara llegó acompañada de la niña, esa criatura de mirada dulce que, desde que la encontró, se había comportado como una sombra fiel. Pero en ese momento, y sin saber por qué, Elara sintió un leve escalofrío al notar que la niña no parecía perturbarse en absoluto por aquel lugar. Era como si ya hubiera estado allí antes… como si le perteneciera.</text:p>
      <text:p text:style-name="Text_20_body">Eldrihk alzó la vista desde una vitrina repleta de objetos ajados por el tiempo. Sus ojos, de un color indefinible, la atravesaron con una lentitud estudiada, como si midiera no solo su rostro, sino las capas más profundas de su pensamiento.</text:p>
      <text:p text:style-name="Text_20_body">—Quizás os interese esto —dijo en voz baja, y de un compartimiento lateral extrajo un pequeño espejo de mano, rodeado de filigranas corroídas por la humedad—. Un artefacto singular. Refleja aquello que yace bajo la superficie… más allá del rostro, más allá de lo humano.</text:p>
      <text:p text:style-name="Text_20_body"><text:soft-page-break/>Elara sintió un rechazo inmediato hacia el objeto, una aversión tan pura y visceral que por un instante pensó en dar media vuelta y marcharse. Pero algo —curiosidad o fatalismo— la detuvo. Tomó el espejo con manos trémulas y lo levantó.</text:p>
      <text:p text:style-name="Text_20_body">Y entonces lo vio.</text:p>
      <text:p text:style-name="Text_20_body">No supo describirlo con claridad, ni mucho menos comprenderlo. En el lugar donde debía estar el rostro de la niña se agitaba una forma antinatural, cubierta de sombras como tentáculos flotantes, con una expresión que no era ni animal ni humana, sino algo… <text:span text:style-name="Strong_20_Emphasis">antiguo</text:span>, inteligente, profundamente malévolo. No gritó. No podía. Su mente se quedó suspendida en un instante eterno, atrapada en la <text:span text:style-name="Strong_20_Emphasis">dissonancia entre la apariencia y la revelación</text:span>.</text:p>
      <text:p text:style-name="Text_20_body">Luego, el reflejo desapareció.</text:p>
      <text:p text:style-name="Text_20_body">Elara bajó el espejo, pálida, con las venas de las sienes palpitando como tambores de guerra. La niña la miraba con la misma inocente dulzura de antes.</text:p>
      <text:p text:style-name="Text_20_body">—¿Qué viste? —preguntó con voz risueña, casi musical.</text:p>
      <text:p text:style-name="Text_20_body">—Nada —susurró Elara, apenas capaz de sostener la respiración—. Solo un poco de cansancio en mis ojos.</text:p>
      <text:p text:style-name="Text_20_body">La criatura sonrió.</text:p>
      <text:p text:style-name="Text_20_body">Eldrihk, sin decir palabra, le quitó el espejo de las manos y lo envolvió nuevamente en su paño gris.</text:p>
      <text:p text:style-name="Text_20_body">—No todo está hecho para ser visto —dijo, más para sí que para nadie.</text:p>
      <text:p text:style-name="Text_20_body">Elara necesitaba huir. No correr —eso sería fatal—, sino irse con calma, con pretexto. Fingió que recordaba un compromiso urgente.</text:p>
      <text:p text:style-name="Text_20_body">—Omhistrine, tengo que ir a ver a alguien. Volveré. Te lo prometo.</text:p>
      <text:p text:style-name="Text_20_body">La niña asintió sin protesta, y Elara se alejó, sintiendo que algo en su mundo había cambiado para siempre. El aire a su alrededor parecía más denso. Cada paso que daba era como alejarse de la cordura y entrar en un mundo donde <text:span text:style-name="Strong_20_Emphasis">las máscaras de la realidad podían caer en cualquier momento</text:span>.</text:p>
      <text:p text:style-name="Text_20_body">Y sabía, con un terror que no podía explicar, que <text:span text:style-name="Strong_20_Emphasis">la cosa que había visto la estaba observando aún</text:span>, desde alguna parte que no pertenecía a este mundo.</text:p>
      <text:p text:style-name="Horizontal_20_Line"/>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1T17:36:34.970000000</meta:creation-date>
    <dc:date>2025-05-11T18:09:15.424000000</dc:date>
    <meta:editing-duration>PT22M40S</meta:editing-duration>
    <meta:editing-cycles>1</meta:editing-cycles>
    <meta:document-statistic meta:table-count="0" meta:image-count="0" meta:object-count="0" meta:page-count="3" meta:paragraph-count="42" meta:word-count="1143" meta:character-count="6604" meta:non-whitespace-character-count="5508"/>
    <meta:generator>LibreOffice/7.3.5.2$Windows_X86_64 LibreOffice_project/184fe81b8c8c30d8b5082578aee2fed2ea847c01</meta:generator>
  </office:meta>
</office:document-meta>
</file>